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GB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transform="translate(-7.24191in -3.33469in) rotate(-1.5708) translate(3.13519in 5.60899in)" draw:name="Picture 1" text:anchor-type="paragraph" svg:width="14.48382in" svg:height="6.66938in" style:rel-width="scale" style:rel-height="scale"><draw:image xlink:href="media/image1.png" xlink:type="simple" xlink:show="embed" xlink:actuate="onLoad"/><svg:title/><svg:desc>C:\Users\Amer Jod\Desktop\UCL\Deepmind\temp\trrr.png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indows User</dc:creator>
    <meta:creation-date>2018-10-22T13:37:00Z</meta:creation-date>
    <dc:date>2018-10-22T13:37:00Z</dc:date>
    <meta:template xlink:href="Normal.dotm" xlink:type="simple"/>
    <meta:editing-cycles>1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